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789b5" officeooo:paragraph-rsid="004789b5"/>
    </style:style>
    <style:style style:name="P2" style:family="paragraph" style:parent-style-name="Text_20_body">
      <style:text-properties officeooo:rsid="004a38fc" officeooo:paragraph-rsid="004a38f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4c1c57" officeooo:paragraph-rsid="004c1c57"/>
    </style:style>
    <style:style style:name="P5" style:family="paragraph" style:parent-style-name="Text_20_body">
      <style:text-properties officeooo:rsid="004c2dd5" officeooo:paragraph-rsid="004c2dd5"/>
    </style:style>
    <style:style style:name="P6" style:family="paragraph" style:parent-style-name="Title">
      <style:text-properties officeooo:rsid="004789b5" officeooo:paragraph-rsid="004789b5"/>
    </style:style>
    <style:style style:name="P7" style:family="paragraph" style:parent-style-name="Heading_20_1">
      <style:text-properties officeooo:rsid="0048c4cd" officeooo:paragraph-rsid="0048c4cd"/>
    </style:style>
    <style:style style:name="P8" style:family="paragraph" style:parent-style-name="Heading_20_2">
      <style:text-properties officeooo:rsid="004789b5" officeooo:paragraph-rsid="004789b5"/>
    </style:style>
    <style:style style:name="P9" style:family="paragraph" style:parent-style-name="Heading_20_2">
      <style:text-properties officeooo:rsid="004e5b29" officeooo:paragraph-rsid="004e5b29"/>
    </style:style>
    <style:style style:name="P10" style:family="paragraph" style:parent-style-name="Text_20_body" style:list-style-name="L1">
      <style:text-properties officeooo:rsid="004cfbeb" officeooo:paragraph-rsid="004cfbeb"/>
    </style:style>
    <style:style style:name="P11" style:family="paragraph" style:parent-style-name="Text_20_body">
      <style:text-properties officeooo:rsid="004e5b29" officeooo:paragraph-rsid="004e5b29"/>
    </style:style>
    <style:style style:name="P12" style:family="paragraph" style:parent-style-name="Text_20_body" style:list-style-name="L2">
      <style:text-properties officeooo:rsid="004e5b29" officeooo:paragraph-rsid="004e5b29"/>
    </style:style>
    <style:style style:name="T1" style:family="text">
      <style:text-properties officeooo:rsid="0031e18e"/>
    </style:style>
    <style:style style:name="T2" style:family="text">
      <style:text-properties officeooo:rsid="004789b5"/>
    </style:style>
    <style:style style:name="T3" style:family="text">
      <style:text-properties officeooo:rsid="004b4c7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e5b29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F1.3 Ansöka om båtplats</text:p>
      <text:p text:style-name="P2">Klubbmedlem vill ansöka om en båtplats <text:span text:style-name="T3">för en av sina båtar</text:span>, systemet presenterar en ritning över <text:span text:style-name="T3">hamnen och tillgängliga platser utefter båtens specifikationer. Klubbmedlem väljer önskad plats och sänder iväg sin ansökan. Svar sänds ut genom E-post så snart sekreteraren godkännt eller avslagit ansökan.</text:span></text:p>
      <text:h text:style-name="Heading_20_1" text:outline-level="1">Primär aktör</text:h>
      <text:p text:style-name="P3">Klubbmedlem</text:p>
      <text:h text:style-name="P7" text:outline-level="1">Sekundär aktör</text:h>
      <text:p text:style-name="Text_20_body"><text:span text:style-name="T4">Sekreterare</text:span>: <text:span text:style-name="T1">Ska kontrollera att alla specificerad båtplats kan hålla specificerad båt och sedan godkänna eller avslå ansökan om båtplats.</text:span></text:p>
      <text:h text:style-name="P8" text:outline-level="2">Förkrav</text:h>
      <text:p text:style-name="P1">(F1) Inloggad som klubbmedlem.</text:p>
      <text:p text:style-name="P5">(F2) Betald medlemsavgift.</text:p>
      <text:h text:style-name="P8" text:outline-level="2">Efterkrav</text:h>
      <text:p text:style-name="P4"><text:span text:style-name="T2">S</text:span>ystemet registrerar båt och båtplats, E-postbekräftelse sänds ut till klubbmedlem.</text:p>
      <text:h text:style-name="P8" text:outline-level="2">Huvudscenario</text:h>
      <text:list xml:id="list891443639672944030" text:style-name="L1">
        <text:list-item>
          <text:p text:style-name="P10"><text:span text:style-name="T2">K</text:span>lubbmedlemmen väljer att ansöka om båtplats</text:p>
        </text:list-item>
        <text:list-item>
          <text:p text:style-name="P10">Systemet kontrollerar att klubbmedlemmens medlemsavgift är inbetald</text:p>
        </text:list-item>
        <text:list-item>
          <text:p text:style-name="P10">Systemet presenterar lista på medlems nuvarande båtar</text:p>
        </text:list-item>
        <text:list-item>
          <text:p text:style-name="P10">Klubbmedlem väljer vilken båt ärendet gäller</text:p>
        </text:list-item>
        <text:list-item>
          <text:p text:style-name="P10">Systemet presenterar en ritning över hamnen och tillgängliga platser passande båtens specifikation.</text:p>
        </text:list-item>
        <text:list-item>
          <text:p text:style-name="P10">Klubbmedlem väljer önskad båtplats och sänder iväg ansökan, vid fler båtar påbörjas processen igen från steg 4.</text:p>
        </text:list-item>
        <text:list-item>
          <text:p text:style-name="P10">Systemet registrerar ansökan och sänder en notifikation till sekreterare för godkännande/avslag av platstilldelning</text:p>
        </text:list-item>
        <text:list-item>
          <text:p text:style-name="P10">Sekreterare kontrollerar insända uppgifter och beslutar om godkännande</text:p>
        </text:list-item>
        <text:list-item>
          <text:p text:style-name="P10">E-postbekräftelse sänds ut till klubbmedlem</text:p>
        </text:list-item>
      </text:list>
      <text:h text:style-name="P9" text:outline-level="2">Alternativa scenarios</text:h>
      <text:p text:style-name="P11">2a Systemet svarar att medlemsavgift ej är inbetald</text:p>
      <text:list xml:id="list4426790251402898717" text:style-name="L2">
        <text:list-item>
          <text:p text:style-name="P12">Systemet meddelar klubbmedlemmen att medlem ej har betalt in medlemsavgift och att båtplats ej kan bokas innan detta gjorts.<text:line-break/><text:span text:style-name="T6">Användningsfallet avslut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16:23.524000000</dc:date>
    <meta:editing-duration>P1DT9H31M11S</meta:editing-duration>
    <meta:editing-cycles>6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4" meta:word-count="214" meta:character-count="1560" meta:non-whitespace-character-count="1380"/>
  </office:meta>
</office:document-meta>
</file>